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column table:style-name="co6" table:number-columns-repeated="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IDLE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I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A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LD_A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LD_A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A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L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LD_B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L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RND_B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R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RND_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ND_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I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C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23:13:00.86112118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2T23:14:18.528087730</dc:date>
    <meta:editing-duration>PT19H9M12S</meta:editing-duration>
    <meta:editing-cycles>61</meta:editing-cycles>
    <meta:document-statistic meta:table-count="1" meta:cell-count="85" meta:object-count="0"/>
  </office:meta>
</office:document-meta>
</file>